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3-24</text:p>
      <text:h text:style-name="Heading_20_1" text:outline-level="1"><text:bookmark-start text:name="ust-hasan"/>Ust Hasan<text:bookmark-end text:name="ust-hasan"/></text:h>
      <text:p text:style-name="First_20_paragraph">Kuliah subuh termasuk pendidikan, sebagai tuntunan jiwa, dimulai sejak awal berdiri pondok. Tahu dulu untuk membaca dan menilai raport kita. Ramadhan syahru siyam, Quran, sadaqah, qiyam, dll. Baca sendiri raportmu, siyam beneran atau tidak? Siyam tidak hanya ada di Islam, tapi juga ada di agama sebelumnya. Syahru Qiyam: diperbanyak ibadah di malam hari. Siang meninggalkan yang dilarang, malam mengerjakan segala yang disuruh. Bagaikan akad nikah, sebelumnya dilarang jadi boleh, sebelumnya boleh jadi terlarang. Begitu pula Ramadhan. Untung ada Ramadhan, Allah punya perhitungan, semuanya punya kemampuan fisik, diliburkan dulu untuk kesehatan aqliyah, jasadiyah. Hitung BB sebelum dan sesudah Ramadhan. Coba amati dan hitung sendiri. Sunnatullah tidak akan bertabrakan dengan syariah. Makan minum itu sunnatullah, tidak akan berbenturan dengan puasa Ramadhan (syariah), menjadi kendali diri. Syahrul Quran, baca 10 hari, khatamkan lagi, kurang dari 10 hari. Uraikan sendiri, gunakan skill mahasiswa. Puasa ini kita jual diri kita. At taibun al abidun assa-ihun (as-shaimun), kita jual puasa kita. Ketahuilah apa yang dipikirkan orang yang sudah beruban. Pahami pesan ini dan pahamkan orang l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2023-03-24</dc:title>
    <dc:description/>
    <dc:subject/>
    <meta:keyword/>
    <meta:initial-creator/>
    <dc:creator/>
    <meta:creation-date>2023-03-24T10:24:00Z</meta:creation-date>
    <dc:date>2023-03-24T10:24:00Z</dc:date>
  </office:meta>
</office:document-meta>
</file>